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irtualMachineError.VirtualMachine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VirtualMachineError.VirtualMachineError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